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3.274cm" fo:min-width="6.49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3.274cm" fo:min-width="6.574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3.274cm" fo:min-width="6.692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71cm" svg:stroke-color="#385d8a" svg:stroke-opacity="100%" draw:fill="solid" draw:fill-color="#c0504d" draw:opacity="100%" draw:textarea-horizontal-align="center" draw:textarea-vertical-align="middle" draw:auto-grow-height="false" draw:auto-grow-width="false" fo:min-height="1.565cm" fo:min-width="3.496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92d050" draw:opacity="100%" draw:textarea-horizontal-align="left" draw:textarea-vertical-align="middle" draw:auto-grow-height="false" draw:auto-grow-width="false" fo:min-height="0.738cm" fo:min-width="3.432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71cm" svg:stroke-color="#385d8a" svg:stroke-opacity="100%" draw:fill="solid" draw:fill-color="#92d050" draw:opacity="100%" draw:textarea-horizontal-align="left" draw:textarea-vertical-align="middle" draw:auto-grow-height="false" draw:auto-grow-width="false" fo:min-height="0.738cm" fo:min-width="4.002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4f81bd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" style:family="paragraph">
      <loext:graphic-properties draw:fill="solid" draw:fill-color="#c0504d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92d050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3" draw:style-name="gr1" draw:text-style-name="P2" xml:id="id1" draw:id="id1" draw:layer="layout" svg:width="7cm" svg:height="3.528cm" svg:x="1.8cm" svg:y="1.472cm">
          <text:p text:style-name="P1"><text:span text:style-name="T1"/></text:p>
          <text:p text:style-name="P1"><text:span text:style-name="T1"/></text:p>
          <text:p text:style-name="P1"><text:span text:style-name="T1">type=vm,</text:span></text:p>
          <text:p text:style-name="P1"><text:span text:style-name="T1">name=vindicators,</text:span></text:p>
          <text:p text:style-name="P1"><text:span text:style-name="T1">template=ububtu_64_multiple_nics,</text:span></text:p>
          <text:p text:style-name="P1"><text:span text:style-name="T1">hostname=vindicators,</text:span></text:p>
          <text:p text:style-name="P1"><text:span text:style-name="T1">man_ip=192.168.1.50,</text:span></text:p>
          <text:p text:style-name="P1"><text:span text:style-name="T1">setup=vindicators.yml,</text:span></text:p>
          <text:p text:style-name="P1"><text:span text:style-name="T1">comment=web client</text:span></text:p>
          <text:p text:style-name="P1"><text:span text:style-name="T2"/></text:p>
          <draw:enhanced-geometry svg:viewBox="0 0 21600 21600" draw:type="non-primitive" draw:enhanced-path="M 0 0 L 21600 0 21600 21600 0 21600 Z N"/>
        </draw:custom-shape>
        <draw:custom-shape draw:name="Rectangle 3" draw:style-name="gr2" draw:text-style-name="P2" xml:id="id6" draw:id="id6" draw:layer="layout" svg:width="7.082cm" svg:height="3.528cm" svg:x="2.118cm" svg:y="8.872cm">
          <text:p text:style-name="P1"><text:span text:style-name="T1"/></text:p>
          <text:p text:style-name="P1"><text:span text:style-name="T1"/></text:p>
          <text:p text:style-name="P1"><text:span text:style-name="T1">type=vm,</text:span></text:p>
          <text:p text:style-name="P1"><text:span text:style-name="T1">name=rick,</text:span></text:p>
          <text:p text:style-name="P1"><text:span text:style-name="T1">template=ububtu_64_multiple_nics,</text:span></text:p>
          <text:p text:style-name="P1"><text:span text:style-name="T1">hostname=rick,</text:span></text:p>
          <text:p text:style-name="P1"><text:span text:style-name="T1">man_ip=192.168.1.51,</text:span></text:p>
          <text:p text:style-name="P1"><text:span text:style-name="T1">setup=rick.yml,</text:span></text:p>
          <text:p text:style-name="P1"><text:span text:style-name="T1">comment=load balancer</text:span></text:p>
          <text:p text:style-name="P1"><text:span text:style-name="T2"/></text:p>
          <draw:enhanced-geometry svg:viewBox="0 0 21600 21600" draw:type="non-primitive" draw:enhanced-path="M 0 0 L 21600 0 21600 21600 0 21600 Z N"/>
        </draw:custom-shape>
        <draw:custom-shape draw:name="Rectangle 3" draw:style-name="gr3" draw:text-style-name="P2" xml:id="id12" draw:id="id12" draw:layer="layout" svg:width="7.2cm" svg:height="3.528cm" svg:x="17.4cm" svg:y="16.8cm">
          <text:p text:style-name="P1"><text:span text:style-name="T1"/></text:p>
          <text:p text:style-name="P1"><text:span text:style-name="T1"/></text:p>
          <text:p text:style-name="P1"><text:span text:style-name="T1">type=vm,</text:span></text:p>
          <text:p text:style-name="P1"><text:span text:style-name="T1">name=meeseeks,</text:span></text:p>
          <text:p text:style-name="P1"><text:span text:style-name="T1">template=ububtu_64_multiple_nics,</text:span></text:p>
          <text:p text:style-name="P1"><text:span text:style-name="T1">hostname=meeseeks,</text:span></text:p>
          <text:p text:style-name="P1"><text:span text:style-name="T1">man_ip=192.168.1.53,</text:span></text:p>
          <text:p text:style-name="P1"><text:span text:style-name="T1">setup=meeseeks.yml,</text:span></text:p>
          <text:p text:style-name="P1"><text:span text:style-name="T1">comment=web server</text:span></text:p>
          <text:p text:style-name="P1"><text:span text:style-name="T2"/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3" draw:text-style-name="P2" xml:id="id7" draw:id="id7" draw:layer="layout" svg:width="7.2cm" svg:height="3.528cm" svg:x="17cm" svg:y="9.072cm">
          <text:p text:style-name="P1"><text:span text:style-name="T1"/></text:p>
          <text:p text:style-name="P1"><text:span text:style-name="T1"/></text:p>
          <text:p text:style-name="P1"><text:span text:style-name="T1">type=vm,</text:span></text:p>
          <text:p text:style-name="P1"><text:span text:style-name="T1">name=morty,</text:span></text:p>
          <text:p text:style-name="P1"><text:span text:style-name="T1">template=ububtu_64_multiple_nics,</text:span></text:p>
          <text:p text:style-name="P1"><text:span text:style-name="T1">hostname=morty,</text:span></text:p>
          <text:p text:style-name="P1"><text:span text:style-name="T1">man_ip=192.168.1.52,</text:span></text:p>
          <text:p text:style-name="P1"><text:span text:style-name="T1">setup=morty.yml,</text:span></text:p>
          <text:p text:style-name="P1"><text:span text:style-name="T1">comment=load balancer</text:span></text:p>
          <text:p text:style-name="P1"><text:span text:style-name="T2"/></text:p>
          <draw:enhanced-geometry svg:viewBox="0 0 21600 21600" draw:type="non-primitive" draw:enhanced-path="M 0 0 L 21600 0 21600 21600 0 21600 Z N"/>
        </draw:custom-shape>
        <draw:custom-shape draw:name="Rounded Rectangle 51" draw:style-name="gr4" draw:text-style-name="P3" xml:id="id2" draw:id="id2" draw:layer="layout" svg:width="4.2cm" svg:height="2.015cm" svg:x="10.8cm" svg:y="2.185cm">
          <text:p text:style-name="P1"><text:span text:style-name="T1">type=port,</text:span></text:p>
          <text:p text:style-name="P1"><text:span text:style-name="T1">num=1,</text:span></text:p>
          <text:p text:style-name="P1"><text:span text:style-name="T1">ip=10.10.1.1,</text:span></text:p>
          <text:p text:style-name="P1"><text:span text:style-name="T1">comment=NIC</text:span></text:p>
          <draw:enhanced-geometry svg:viewBox="0 0 21600 21600" draw:path-stretchpoint-x="21600" draw:path-stretchpoint-y="21600" draw:text-areas="?f91 ?f91 ?f92 ?f93" draw:mirror-vertical="false" draw:mirror-horizont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51" draw:style-name="gr4" draw:text-style-name="P3" xml:id="id11" draw:id="id11" draw:layer="layout" svg:width="4.2cm" svg:height="2.015cm" svg:x="11cm" svg:y="17.585cm">
          <text:p text:style-name="P1"><text:span text:style-name="T1">type=port,</text:span></text:p>
          <text:p text:style-name="P1"><text:span text:style-name="T1">num=1,</text:span></text:p>
          <text:p text:style-name="P1"><text:span text:style-name="T1">ip=10.10.2.1,</text:span></text:p>
          <text:p text:style-name="P1"><text:span text:style-name="T1">comment=NIC</text:span></text:p>
          <draw:enhanced-geometry svg:viewBox="0 0 21600 21600" draw:path-stretchpoint-x="21600" draw:path-stretchpoint-y="21600" draw:text-areas="?f91 ?f91 ?f92 ?f93" draw:mirror-vertical="false" draw:mirror-horizont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51" draw:style-name="gr4" draw:text-style-name="P3" xml:id="id9" draw:id="id9" draw:layer="layout" svg:width="4.2cm" svg:height="2.015cm" svg:x="18.4cm" svg:y="13.4cm">
          <text:p text:style-name="P1"><text:span text:style-name="T1">type=port,</text:span></text:p>
          <text:p text:style-name="P1"><text:span text:style-name="T1">num=2,</text:span></text:p>
          <text:p text:style-name="P1"><text:span text:style-name="T1">ip=10.10.2.3,</text:span></text:p>
          <text:p text:style-name="P1"><text:span text:style-name="T1">comment=NIC</text:span></text:p>
          <draw:enhanced-geometry svg:viewBox="0 0 21600 21600" draw:path-stretchpoint-x="21600" draw:path-stretchpoint-y="21600" draw:text-areas="?f91 ?f91 ?f92 ?f93" draw:mirror-vertical="false" draw:mirror-horizont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51" draw:style-name="gr4" draw:text-style-name="P3" xml:id="id8" draw:id="id8" draw:layer="layout" svg:width="4.2cm" svg:height="2.015cm" svg:x="3.6cm" svg:y="13.385cm">
          <text:p text:style-name="P1"><text:span text:style-name="T1">type=port,</text:span></text:p>
          <text:p text:style-name="P1"><text:span text:style-name="T1">num=2,</text:span></text:p>
          <text:p text:style-name="P1"><text:span text:style-name="T1">ip=10.10.2.2,</text:span></text:p>
          <text:p text:style-name="P1"><text:span text:style-name="T1">comment=NIC</text:span></text:p>
          <draw:enhanced-geometry svg:viewBox="0 0 21600 21600" draw:path-stretchpoint-x="21600" draw:path-stretchpoint-y="21600" draw:text-areas="?f91 ?f91 ?f92 ?f93" draw:mirror-vertical="false" draw:mirror-horizont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51" draw:style-name="gr4" draw:text-style-name="P3" xml:id="id5" draw:id="id5" draw:layer="layout" svg:width="4.2cm" svg:height="2.015cm" svg:x="18.4cm" svg:y="6cm">
          <text:p text:style-name="P1"><text:span text:style-name="T1">type=port,</text:span></text:p>
          <text:p text:style-name="P1"><text:span text:style-name="T1">num=1,</text:span></text:p>
          <text:p text:style-name="P1"><text:span text:style-name="T1">ip=10.10.1.3,</text:span></text:p>
          <text:p text:style-name="P1"><text:span text:style-name="T1">comment=NIC</text:span></text:p>
          <draw:enhanced-geometry svg:viewBox="0 0 21600 21600" draw:path-stretchpoint-x="21600" draw:path-stretchpoint-y="21600" draw:text-areas="?f91 ?f91 ?f92 ?f93" draw:mirror-vertical="false" draw:mirror-horizont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51" draw:style-name="gr4" draw:text-style-name="P3" xml:id="id4" draw:id="id4" draw:layer="layout" svg:width="4.2cm" svg:height="2.015cm" svg:x="3.6cm" svg:y="5.985cm">
          <text:p text:style-name="P1"><text:span text:style-name="T1">type=port,</text:span></text:p>
          <text:p text:style-name="P1"><text:span text:style-name="T1">num=1,</text:span></text:p>
          <text:p text:style-name="P1"><text:span text:style-name="T1">ip=10.10.1.2,</text:span></text:p>
          <text:p text:style-name="P1"><text:span text:style-name="T1">comment=NIC</text:span></text:p>
          <draw:enhanced-geometry svg:viewBox="0 0 21600 21600" draw:path-stretchpoint-x="21600" draw:path-stretchpoint-y="21600" draw:text-areas="?f91 ?f91 ?f92 ?f93" draw:mirror-vertical="false" draw:mirror-horizont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Snip Single Corner Rectangle 159" draw:style-name="gr5" draw:text-style-name="P5" xml:id="id3" draw:id="id3" draw:layer="layout" svg:width="4.03cm" svg:height="1.081cm" svg:x="10.8cm" svg:y="6.519cm">
          <text:p text:style-name="P4"><text:span text:style-name="T1">type=net,</text:span></text:p>
          <text:p text:style-name="P4"><text:span text:style-name="T1">name=portalgun</text:span></text:p>
          <draw:enhanced-geometry svg:viewBox="0 0 21600 21600" draw:path-stretchpoint-x="21600" draw:path-stretchpoint-y="21600" draw:text-areas="?f7 ?f19 ?f21 ?f12" draw:type="non-primitive" draw:modifiers="0" draw:enhanced-path="M ?f7 ?f7 L ?f18 ?f7 ?f11 ?f17 ?f11 ?f12 ?f7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draw:name="Snip Single Corner Rectangle 159" draw:style-name="gr6" draw:text-style-name="P5" xml:id="id10" draw:id="id10" draw:layer="layout" svg:width="4.6cm" svg:height="1.081cm" svg:x="10.708cm" svg:y="13.893cm">
          <text:p text:style-name="P4"><text:span text:style-name="T1">type=net,</text:span></text:p>
          <text:p text:style-name="P4"><text:span text:style-name="T1">name=grapplingshoes</text:span></text:p>
          <draw:enhanced-geometry svg:viewBox="0 0 21600 21600" draw:path-stretchpoint-x="21600" draw:path-stretchpoint-y="21600" draw:text-areas="?f7 ?f19 ?f21 ?f12" draw:type="non-primitive" draw:modifiers="0" draw:enhanced-path="M ?f7 ?f7 L ?f18 ?f7 ?f11 ?f17 ?f11 ?f12 ?f7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onnector draw:style-name="gr7" draw:text-style-name="P6" draw:layer="layout" svg:x1="8.8cm" svg:y1="3.236cm" svg:x2="10.8cm" svg:y2="3.192cm" draw:start-shape="id1" draw:start-glue-point="1" draw:end-shape="id2" draw:end-glue-point="3" svg:d="M8800 3236h1001v-44h999" svg:viewBox="0 0 2001 45">
          <text:p/>
        </draw:connector>
        <draw:connector draw:style-name="gr7" draw:text-style-name="P6" draw:layer="layout" svg:x1="12.9cm" svg:y1="4.2cm" svg:x2="12.815cm" svg:y2="6.519cm" draw:start-shape="id2" draw:start-glue-point="2" draw:end-shape="id3" draw:end-glue-point="0" svg:d="M12900 4200v1159h-85v1160" svg:viewBox="0 0 86 2320">
          <text:p/>
        </draw:connector>
        <draw:connector draw:style-name="gr7" draw:text-style-name="P6" draw:layer="layout" svg:x1="10.8cm" svg:y1="7.059cm" svg:x2="7.8cm" svg:y2="6.992cm" draw:start-shape="id3" draw:start-glue-point="3" draw:end-shape="id4" draw:end-glue-point="1" svg:d="M10800 7059h-1499v-67h-1501" svg:viewBox="0 0 3001 68">
          <text:p/>
        </draw:connector>
        <draw:connector draw:style-name="gr7" draw:text-style-name="P6" draw:layer="layout" svg:x1="14.83cm" svg:y1="7.059cm" svg:x2="18.4cm" svg:y2="7.007cm" draw:start-shape="id3" draw:start-glue-point="1" draw:end-shape="id5" draw:end-glue-point="3" svg:d="M14830 7059h1786v-52h1784" svg:viewBox="0 0 3571 53">
          <text:p/>
        </draw:connector>
        <draw:connector draw:style-name="gr7" draw:text-style-name="P6" draw:layer="layout" svg:x1="5.7cm" svg:y1="8cm" svg:x2="5.659cm" svg:y2="8.872cm" draw:start-shape="id4" draw:start-glue-point="2" draw:end-shape="id6" draw:end-glue-point="0" svg:d="M5700 8000v436h-41v436" svg:viewBox="0 0 42 873">
          <text:p/>
        </draw:connector>
        <draw:connector draw:style-name="gr7" draw:text-style-name="P6" draw:layer="layout" svg:x1="20.5cm" svg:y1="8.015cm" svg:x2="20.6cm" svg:y2="9.072cm" draw:start-shape="id5" draw:start-glue-point="2" draw:end-shape="id7" draw:end-glue-point="0" svg:d="M20500 8015v529h100v528" svg:viewBox="0 0 101 1058">
          <text:p/>
        </draw:connector>
        <draw:connector draw:style-name="gr7" draw:text-style-name="P6" draw:layer="layout" svg:x1="5.659cm" svg:y1="12.4cm" svg:x2="5.7cm" svg:y2="13.385cm" draw:start-shape="id6" draw:start-glue-point="2" draw:end-shape="id8" draw:end-glue-point="0" svg:d="M5659 12400v493h41v492" svg:viewBox="0 0 42 986">
          <text:p/>
        </draw:connector>
        <draw:connector draw:style-name="gr7" draw:text-style-name="P6" draw:layer="layout" svg:x1="20.6cm" svg:y1="12.6cm" svg:x2="20.5cm" svg:y2="13.4cm" draw:start-shape="id7" draw:start-glue-point="2" draw:end-shape="id9" draw:end-glue-point="0" svg:d="M20600 12600v400h-100v400" svg:viewBox="0 0 101 801">
          <text:p/>
        </draw:connector>
        <draw:connector draw:style-name="gr7" draw:text-style-name="P6" draw:layer="layout" svg:x1="7.8cm" svg:y1="14.392cm" svg:x2="10.708cm" svg:y2="14.433cm" draw:start-shape="id8" draw:start-glue-point="1" draw:end-shape="id10" draw:end-glue-point="3" svg:d="M7800 14392h1455v41h1453" svg:viewBox="0 0 2909 42">
          <text:p/>
        </draw:connector>
        <draw:connector draw:style-name="gr7" draw:text-style-name="P6" draw:layer="layout" svg:x1="18.4cm" svg:y1="14.407cm" svg:x2="15.308cm" svg:y2="14.433cm" draw:start-shape="id9" draw:start-glue-point="3" draw:end-shape="id10" draw:end-glue-point="1" svg:d="M18400 14407h-1545v26h-1547" svg:viewBox="0 0 3093 27">
          <text:p/>
        </draw:connector>
        <draw:connector draw:style-name="gr7" draw:text-style-name="P6" draw:layer="layout" svg:x1="13.008cm" svg:y1="14.974cm" svg:x2="13.1cm" svg:y2="17.585cm" draw:start-shape="id10" draw:start-glue-point="2" draw:end-shape="id11" draw:end-glue-point="0" svg:d="M13008 14974v1305h92v1306" svg:viewBox="0 0 93 2612">
          <text:p/>
        </draw:connector>
        <draw:connector draw:style-name="gr7" draw:text-style-name="P6" draw:layer="layout" svg:x1="15.2cm" svg:y1="18.592cm" svg:x2="17.4cm" svg:y2="18.564cm" draw:start-shape="id11" draw:start-glue-point="1" draw:end-shape="id12" draw:end-glue-point="3" svg:d="M15200 18592h1101v-28h1099" svg:viewBox="0 0 2201 29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20:17:00.668995381</meta:creation-date>
    <dc:date>2019-04-02T21:07:36.738657077</dc:date>
    <meta:editing-duration>PT29M53S</meta:editing-duration>
    <meta:editing-cycles>3</meta:editing-cycles>
    <meta:generator>LibreOffice/5.3.1.2$Linux_X86_64 LibreOffice_project/30m0$Build-2</meta:generator>
    <meta:document-statistic meta:object-count="47"/>
  </office:meta>
</office:document-meta>
</file>